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i" fo:country="FI" officeooo:rsid="0007d267" style:font-size-asian="10.5pt"/>
    </style:style>
    <style:style style:name="P2" style:family="paragraph" style:parent-style-name="Standard">
      <style:text-properties fo:language="fi" fo:country="FI" officeooo:rsid="0007d267" officeooo:paragraph-rsid="0007d267" style:font-size-asian="10.5pt"/>
    </style:style>
    <style:style style:name="P3" style:family="paragraph" style:parent-style-name="Standard">
      <style:text-properties fo:language="fi" fo:country="FI" officeooo:rsid="0007d267" officeooo:paragraph-rsid="000d7a8e" style:font-size-asian="10.5pt"/>
    </style:style>
    <style:style style:name="P4" style:family="paragraph" style:parent-style-name="Standard">
      <style:text-properties fo:language="fi" fo:country="FI" officeooo:rsid="000d7a8e" officeooo:paragraph-rsid="000d7a8e" style:font-size-asian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a66c" style:font-style-asian="normal" style:font-style-complex="normal"/>
    </style:style>
    <style:style style:name="T4" style:family="text">
      <style:text-properties fo:font-style="normal" officeooo:rsid="000aeed3" style:font-style-asian="normal" style:font-style-complex="normal"/>
    </style:style>
    <style:style style:name="T5" style:family="text">
      <style:text-properties fo:font-style="normal" officeooo:rsid="000bc419" style:font-style-asian="normal" style:font-style-complex="normal"/>
    </style:style>
    <style:style style:name="T6" style:family="text">
      <style:text-properties fo:font-style="normal" officeooo:rsid="000d7a8e" style:font-style-asian="normal" style:font-style-complex="normal"/>
    </style:style>
    <style:style style:name="T7" style:family="text">
      <style:text-properties fo:font-style="normal" officeooo:rsid="000dab80" style:font-style-asian="normal" style:font-style-complex="normal"/>
    </style:style>
    <style:style style:name="T8" style:family="text">
      <style:text-properties fo:font-style="normal" officeooo:rsid="000dec4e" style:font-style-asian="normal" style:font-style-complex="normal"/>
    </style:style>
    <style:style style:name="T9" style:family="text">
      <style:text-properties fo:font-style="normal" officeooo:rsid="000ecb0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htu 2017</text:p>
      <text:p text:style-name="P2">Laskari 7, tehtävä 4</text:p>
      <text:p text:style-name="P2"/>
      <text:p text:style-name="P3">Valittu artikkeli on Martin Fowlerin <text:span text:style-name="T1">Is Design Dead?. </text:span><text:span text:style-name="T2">Tekstissään Fowler puolustaa suunnittelumallien, etukäteen suunnittelun, akkitehtuurimallien, </text:span><text:span text:style-name="T5">UML kaavioiden</text:span><text:span text:style-name="T2"> sekä __ kuulumista XP ohjelmistokehitysprosessiin.</text:span></text:p>
      <text:p text:style-name="P3"><text:span text:style-name="T2"><text:tab/> </text:span><text:span text:style-name="T6">Fowler</text:span><text:span text:style-name="T4"> avaa menetelmien sopivuutta XP:hen ja niihin suhtautumista ohjelmistotuotannon maailmassa</text:span><text:span text:style-name="T2">. ”</text:span><text:span text:style-name="T5">Metafora”</text:span><text:span text:style-name="T2"> -</text:span><text:span text:style-name="T5">osuuden Fowler ohittaa pintaraapaisulla. </text:span><text:span text:style-name="T3">Fowler esittää jokaisesta puolustamastaan tahosta esimerkkien kera neuvoja, kuinka niitä hänen mukaansa tulisi hyödyntää XP:ssä.</text:span></text:p>
      <text:p text:style-name="P4"><text:span text:style-name="T3"><text:tab/>F</text:span><text:span text:style-name="T2">owler käy artikkelissaan sen pituudella hieman läpi ohjelmoijien ja suunnittelijoiden suhteita ja suhtautumista toisiinsa erilaisissa tilanteissa ja mainitsee suhteen olevan vähintäänkin mielenkiintoinen.</text:span></text:p>
      <text:p text:style-name="P4"><text:span text:style-name="T2"><text:tab/></text:span><text:span text:style-name="T7">Fowler kuvaa evolutionaarisen suunnittelun suurimmaksi ongelmaksi haluttomuuden suunnitella kunnolla. </text:span><text:span text:style-name="T8">Artikkelissaan hän myös mainitsee, että suunnittelun tapahtuminen ei ole välttämätöntä, joten sitä ei aina edes huomaa. </text:span><text:span text:style-name="T9">Fowlerin mukaan suunnittelu ei kuitenkaan ole kuoll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3:00:33.327000000</meta:creation-date>
    <dc:date>2017-05-08T23:22:27.193000000</dc:date>
    <meta:editing-duration>PT21M51S</meta:editing-duration>
    <meta:editing-cycles>8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6" meta:word-count="112" meta:character-count="1006" meta:non-whitespace-character-count="896"/>
  </office:meta>
</office:document-meta>
</file>